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password must contain special charact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@FirstName value in 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"Register" button</text:p>
          </table:table-cell>
          <table:table-cell office:value-type="string" table:style-name="ce4">
            <text:p>Password and Confirm Password fields are red. There is validation message "Password needs to contain special character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rstName</text:p>
          </table:table-cell>
          <table:table-cell office:value-type="string" table:style-name="ce3">
            <text:p>El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Owst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eowst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eowston@gmail.com">eowston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string" table:style-name="ce8">
            <text:p>04/04/199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m5azL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54:32Z</meta:creation-date>
    <dc:date>2022-07-01T08:45:50Z</dc:date>
  </office:meta>
</office:document-meta>
</file>